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9c90" officeooo:paragraph-rsid="00139c90" style:font-size-asian="22pt" style:language-asian="zh" style:country-asian="CN" style:font-size-complex="22pt"/>
    </style:style>
    <style:style style:name="P2" style:family="paragraph" style:parent-style-name="Standard">
      <style:text-properties fo:font-size="15pt" officeooo:rsid="00139c90" officeooo:paragraph-rsid="00139c90" style:font-size-asian="15pt" style:font-size-complex="15pt"/>
    </style:style>
    <style:style style:name="P3" style:family="paragraph" style:parent-style-name="Standard">
      <style:text-properties fo:font-size="15pt" officeooo:rsid="001680d7" officeooo:paragraph-rsid="001680d7" style:font-size-asian="15pt" style:font-size-complex="15pt"/>
    </style:style>
    <style:style style:name="P4" style:family="paragraph" style:parent-style-name="Standard">
      <style:text-properties fo:font-size="24pt" fo:font-weight="bold" officeooo:rsid="001680d7" officeooo:paragraph-rsid="001680d7" style:font-size-asian="24pt" style:language-asian="zh" style:country-asian="CN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,FileReader的构造器</text:span></text:p>
      <text:p text:style-name="P2">FileReader fr=null;</text:p>
      <text:p text:style-name="P2"><text:s text:c="4"/><text:tab/> try {</text:p>
      <text:p text:style-name="P2"><text:s text:c="4"/><text:tab/><text:tab/> //创建FileReader对象</text:p>
      <text:p text:style-name="P2"><text:tab/><text:tab/><text:tab/> fr=new FileReader("helloworld.txt");</text:p>
      <text:p text:style-name="P2"><text:tab/><text:tab/><text:tab/><text:tab/>//int num=fr.read();</text:p>
      <text:p text:style-name="P2"><text:tab/><text:tab/><text:tab/><text:tab/>//返回的是字符的ascli码</text:p>
      <text:p text:style-name="P2"><text:tab/><text:tab/><text:tab/>//System.out.println((char)num);</text:p>
      <text:p text:style-name="P2"><text:tab/><text:tab/><text:tab/>//如果文本读取完毕，最后没有字符会返回-1</text:p>
      <text:p text:style-name="P2"><text:tab/><text:tab/><text:tab/> int num=0;</text:p>
      <text:p text:style-name="P2"><text:tab/><text:tab/><text:tab/> //通过循环来读取字符，判断的跳出循环的标志num=-1</text:p>
      <text:p text:style-name="P2"><text:tab/><text:tab/><text:tab/> while((num=fr.read()) != -1){</text:p>
      <text:p text:style-name="P2"><text:tab/><text:tab/><text:tab/><text:tab/> //打印字符</text:p>
      <text:p text:style-name="P2"><text:tab/><text:tab/><text:tab/><text:tab/> System.out.println((char)num);</text:p>
      <text:p text:style-name="P2"><text:tab/><text:tab/><text:tab/> }</text:p>
      <text:p text:style-name="P2"><text:tab/><text:tab/>} catch (FileNotFoundException e) {</text:p>
      <text:p text:style-name="P2"><text:tab/><text:tab/><text:tab/>e.printStackTrace();</text:p>
      <text:p text:style-name="P2"><text:tab/><text:tab/>}catch(IOException e){</text:p>
      <text:p text:style-name="P2"><text:tab/><text:tab/><text:tab/>e.printStackTrace();</text:p>
      <text:p text:style-name="P2"><text:tab/><text:tab/>}finally{</text:p>
      <text:p text:style-name="P2"><text:tab/><text:tab/><text:tab/>if(fr!=null){</text:p>
      <text:p text:style-name="P2"><text:tab/><text:tab/><text:tab/><text:tab/>try {</text:p>
      <text:p text:style-name="P2"><text:tab/><text:tab/><text:tab/><text:tab/><text:tab/>//释放资源</text:p>
      <text:p text:style-name="P2"><text:tab/><text:tab/><text:tab/><text:tab/><text:tab/>fr.close();</text:p>
      <text:p text:style-name="P2"><text:tab/><text:tab/><text:tab/><text:tab/>} catch (IOException e) {</text:p>
      <text:p text:style-name="P2"><text:tab/><text:tab/><text:tab/><text:tab/><text:tab/>// TODO Auto-generated catch block</text:p>
      <text:p text:style-name="P2"><text:tab/><text:tab/><text:tab/><text:tab/><text:tab/>e.printStackTrace()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s text:c="5"/>}</text:p>
      <text:p text:style-name="P4">2，FileReader的读取方式</text:p>
      <text:p text:style-name="P2"/>
      <text:p text:style-name="P3"><text:s/>FileReader fr=null;</text:p>
      <text:p text:style-name="P3"><text:s text:c="4"/><text:tab/> try {</text:p>
      <text:p text:style-name="P3"><text:s text:c="4"/><text:tab/><text:tab/> //创建FileReader对象</text:p>
      <text:p text:style-name="P3"><text:tab/><text:tab/><text:tab/> fr=new FileReader("helloworld.txt");</text:p>
      <text:p text:style-name="P3"><text:tab/><text:tab/><text:tab/>//创建一个字符的数组,返回的数值是读取的字符数量</text:p>
      <text:p text:style-name="P3"><text:tab/><text:tab/><text:tab/> char[] che=new char[5];</text:p>
      <text:p text:style-name="P3"><text:tab/><text:tab/><text:tab/> int num=fr.read(che);</text:p>
      <text:p text:style-name="P3"><text:tab/><text:tab/><text:tab/> //转换为字符串</text:p>
      <text:p text:style-name="P3"><text:soft-page-break/><text:tab/><text:tab/><text:tab/> //如果num的值数-1，说明文件中的数据已经读完</text:p>
      <text:p text:style-name="P3"><text:tab/><text:tab/><text:tab/> String str=new String(che,0,num);</text:p>
      <text:p text:style-name="P3"><text:tab/><text:tab/><text:tab/> System.out.println(num);</text:p>
      <text:p text:style-name="P3"><text:tab/><text:tab/><text:tab/> System.out.println(che);</text:p>
      <text:p text:style-name="P3"><text:tab/><text:tab/><text:tab/> char [] cha1=new char[1024];</text:p>
      <text:p text:style-name="P3"><text:tab/><text:tab/><text:tab/> int num1=-1;</text:p>
      <text:p text:style-name="P3"><text:tab/><text:tab/><text:tab/> //循环条件的判断边界读取的值返回-1文件已经读取完毕</text:p>
      <text:p text:style-name="P3"><text:tab/><text:tab/><text:tab/> while((num1=fr.read(cha1))!=-1){</text:p>
      <text:p text:style-name="P3"><text:tab/><text:tab/><text:tab/><text:tab/> System.out.println(new String(cha1,0,num1));</text:p>
      <text:p text:style-name="P3"><text:tab/><text:tab/><text:tab/> }</text:p>
      <text:p text:style-name="P3"><text:tab/><text:tab/><text:tab/> </text:p>
      <text:p text:style-name="P3"><text:tab/><text:tab/>} catch (FileNotFoundException e) {</text:p>
      <text:p text:style-name="P3"><text:tab/><text:tab/><text:tab/>e.printStackTrace();</text:p>
      <text:p text:style-name="P3"><text:tab/><text:tab/>}catch(IOException e){</text:p>
      <text:p text:style-name="P3"><text:tab/><text:tab/><text:tab/>e.printStackTrace();</text:p>
      <text:p text:style-name="P3"><text:tab/><text:tab/>}finally{</text:p>
      <text:p text:style-name="P3"><text:tab/><text:tab/><text:tab/>if(fr!=null){</text:p>
      <text:p text:style-name="P3"><text:tab/><text:tab/><text:tab/><text:tab/>try {</text:p>
      <text:p text:style-name="P3"><text:tab/><text:tab/><text:tab/><text:tab/><text:tab/>//释放资源</text:p>
      <text:p text:style-name="P3"><text:tab/><text:tab/><text:tab/><text:tab/><text:tab/>fr.close();</text:p>
      <text:p text:style-name="P3"><text:tab/><text:tab/><text:tab/><text:tab/>} catch (IO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s text:c="5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37S</meta:editing-duration>
    <meta:editing-cycles>5</meta:editing-cycles>
    <meta:generator>LibreOffice/5.3.0.3$Windows_X86_64 LibreOffice_project/7074905676c47b82bbcfbea1aeefc84afe1c50e1</meta:generator>
    <dc:date>2017-12-28T17:43:21.563000000</dc:date>
    <meta:document-statistic meta:table-count="0" meta:image-count="0" meta:object-count="0" meta:page-count="2" meta:paragraph-count="67" meta:word-count="269" meta:character-count="1402" meta:non-whitespace-character-count="1105"/>
    <meta:user-defined meta:name="Info 1"/>
    <meta:user-defined meta:name="Info 2"/>
    <meta:user-defined meta:name="Info 3"/>
    <meta:user-defined meta:name="Info 4"/>
  </office:meta>
</office:document-meta>
</file>